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786A9092D263347BD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in" fo:margin-bottom="0.1965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agraph-properties fo:text-align="start"/>
      <style:text-properties style:text-line-through-style="none" style:text-line-through-type="none" style:font-name="Liberation Mono" fo:font-size="10pt" fo:font-style="normal" style:text-underline-style="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tGPT 3.5</text:p>
      <text:p text:style-name="Standard"><draw:frame draw:style-name="fr1" draw:name="Image1" text:anchor-type="as-char" svg:width="0.25in" svg:height="0.25in" draw:z-index="0"><draw:image xlink:href="Pictures/1000000000000078000000786A9092D263347BDB.png" xlink:type="simple" xlink:show="embed" xlink:actuate="onLoad" draw:mime-type="image/png"/><svg:title>User</svg:title></draw:frame></text:p>
      <text:p text:style-name="P2">class Category(models.Model): name = models.CharField(max_length=100) def __str__(self): return self.name</text:p>
      <text:p text:style-name="Text_20_body">The code snippet provided seems to be a part of a Django application. It defines a <text:span text:style-name="Source_20_Text">Category</text:span> model with a single field <text:span text:style-name="Source_20_Text">name</text:span>, which is a <text:span text:style-name="Source_20_Text">CharField</text:span> with a maximum length of 100 characters.</text:p>
      <text:p text:style-name="Text_20_body">The <text:span text:style-name="Source_20_Text">__str__</text:span> method is overridden to display the name of the category when instances of this model are printed or displayed as strings, which is a common practice to improve readability in Django admin and other contexts.</text:p>
      <text:p text:style-name="Text_20_body">This model can be used to represent categories in your application, such as product categories, article topics, or any other classification that fits your use case.</text:p>
      <text:p text:style-name="P3"><draw:frame draw:style-name="fr1" draw:name="Image2" text:anchor-type="as-char" svg:width="0.25in" svg:height="0.25in" draw:z-index="1"><draw:image xlink:href="Pictures/1000000000000078000000786A9092D263347BDB.png" xlink:type="simple" xlink:show="embed" xlink:actuate="onLoad" draw:mime-type="image/png"/><svg:title>User</svg:title></draw:frame></text:p>
      <text:p text:style-name="Text_20_body">i want to add 'vehicle services ' as a category in terminal shell</text:p>
      <text:p text:style-name="Text_20_body">To add a new category named "vehicle services" using the Django shell, you can follow these steps:</text:p>
      <text:list xml:id="list980994583" text:style-name="L1">
        <text:list-item>
          <text:p text:style-name="P5">Access the Django shell by running <text:span text:style-name="Source_20_Text">python manage.py shell</text:span> in your terminal.</text:p>
        </text:list-item>
        <text:list-item>
          <text:p text:style-name="P5">Once in the shell, you can interact with your Django models.</text:p>
        </text:list-item>
        <text:list-item>
          <text:p text:style-name="P4">Add the new category by creating an instance of the <text:span text:style-name="Source_20_Text">Category</text:span> model with the desired name.</text:p>
        </text:list-item>
      </text:list>
      <text:p text:style-name="Text_20_body">Here's how you can do it:</text:p>
      <text:p text:style-name="P1">python</text:p>
      <text:p text:style-name="Preformatted_20_Text"><text:span text:style-name="Source_20_Text"># Import the Category model</text:span></text:p>
      <text:p text:style-name="Preformatted_20_Text"><text:span text:style-name="Source_20_Text">from yourapp.models import Category <text:s/># Replace 'yourapp' with the actual name of your Django app</text:span></text:p>
      <text:p text:style-name="Preformatted_20_Text"/>
      <text:p text:style-name="Preformatted_20_Text"><text:span text:style-name="Source_20_Text"># Create a new Category instance with the name 'vehicle services'</text:span></text:p>
      <text:p text:style-name="Preformatted_20_Text"><text:span text:style-name="Source_20_Text">category = Category.objects.create(name='vehicle services')</text:span></text:p>
      <text:p text:style-name="Preformatted_20_Text"/>
      <text:p text:style-name="Preformatted_20_Text"><text:span text:style-name="Source_20_Text"># Print the newly created category to confirm</text:span></text:p>
      <text:p text:style-name="P1"><text:span text:style-name="Source_20_Text">print(category)</text:span></text:p>
      <text:p text:style-name="Text_20_body">Replace <text:span text:style-name="Source_20_Text">'yourapp'</text:span> with the actual name of your Django app where the <text:span text:style-name="Source_20_Text">Category</text:span> model is defined. After running these commands in the Django shell, you should see the newly created category printed, indicating that it has been successfully added.</text:p>
      <text:p text:style-name="P3"><draw:frame draw:style-name="fr1" draw:name="Image3" text:anchor-type="as-char" svg:width="0.25in" svg:height="0.25in" draw:z-index="2"><draw:image xlink:href="Pictures/1000000000000078000000786A9092D263347BDB.png" xlink:type="simple" xlink:show="embed" xlink:actuate="onLoad" draw:mime-type="image/png"/><svg:title>User</svg:title></draw:frame></text:p>
      <text:p text:style-name="Text_20_body">add the following categories food stock, buildings, uniform, marketing,furniture, others</text:p>
      <text:p text:style-name="Text_20_body">To add the additional categories you mentioned ('food stock', 'buildings', 'uniform', 'marketing', 'furniture', 'others') using the Django shell, you can follow a similar process as before. Here's how you can do it:</text:p>
      <text:p text:style-name="P1">python</text:p>
      <text:p text:style-name="Preformatted_20_Text"><text:soft-page-break/><text:span text:style-name="Source_20_Text"># Import the Category model</text:span></text:p>
      <text:p text:style-name="Preformatted_20_Text"><text:span text:style-name="Source_20_Text">from yourapp.models import Category <text:s/># Replace 'yourapp' with the actual name of your Django app</text:span></text:p>
      <text:p text:style-name="Preformatted_20_Text"/>
      <text:p text:style-name="Preformatted_20_Text"><text:span text:style-name="Source_20_Text"># List of categories to add</text:span></text:p>
      <text:p text:style-name="Preformatted_20_Text"><text:span text:style-name="Source_20_Text">categories_to_add = [</text:span></text:p>
      <text:p text:style-name="Preformatted_20_Text"><text:span text:style-name="Source_20_Text"><text:s text:c="4"/>'food stock',</text:span></text:p>
      <text:p text:style-name="Preformatted_20_Text"><text:span text:style-name="Source_20_Text"><text:s text:c="4"/>'buildings',</text:span></text:p>
      <text:p text:style-name="Preformatted_20_Text"><text:span text:style-name="Source_20_Text"><text:s text:c="4"/>'uniform',</text:span></text:p>
      <text:p text:style-name="Preformatted_20_Text"><text:span text:style-name="Source_20_Text"><text:s text:c="4"/>'marketing',</text:span></text:p>
      <text:p text:style-name="Preformatted_20_Text"><text:span text:style-name="Source_20_Text"><text:s text:c="4"/>'furniture',</text:span></text:p>
      <text:p text:style-name="Preformatted_20_Text"><text:span text:style-name="Source_20_Text"><text:s text:c="4"/>'others'</text:span></text:p>
      <text:p text:style-name="Preformatted_20_Text"><text:span text:style-name="Source_20_Text">]</text:span></text:p>
      <text:p text:style-name="Preformatted_20_Text"/>
      <text:p text:style-name="Preformatted_20_Text"><text:span text:style-name="Source_20_Text"># Loop through the list and create Category instances for each</text:span></text:p>
      <text:p text:style-name="Preformatted_20_Text"><text:span text:style-name="Source_20_Text">for category_name in categories_to_add:</text:span></text:p>
      <text:p text:style-name="Preformatted_20_Text"><text:span text:style-name="Source_20_Text"><text:s text:c="4"/>category = Category.objects.create(name=category_name)</text:span></text:p>
      <text:p text:style-name="Preformatted_20_Text"><text:span text:style-name="Source_20_Text"><text:s text:c="4"/>print(f"Added category: {category}")</text:span></text:p>
      <text:p text:style-name="Preformatted_20_Text"/>
      <text:p text:style-name="Preformatted_20_Text"><text:span text:style-name="Source_20_Text"># Optionally, print all categories to confirm</text:span></text:p>
      <text:p text:style-name="Preformatted_20_Text"><text:span text:style-name="Source_20_Text">print("All categories:")</text:span></text:p>
      <text:p text:style-name="Preformatted_20_Text"><text:span text:style-name="Source_20_Text">for category in Category.objects.all():</text:span></text:p>
      <text:p text:style-name="P1"><text:span text:style-name="Source_20_Text"><text:s text:c="4"/>print(category)</text:span></text:p>
      <text:p text:style-name="Text_20_body">Replace <text:span text:style-name="Source_20_Text">'yourapp'</text:span> with the actual name of your Django app where the <text:span text:style-name="Source_20_Text">Category</text:span> model is defined. This script will add each category from the list <text:span text:style-name="Source_20_Text">categories_to_add</text:span>, create instances of the <text:span text:style-name="Source_20_Text">Category</text:span> model with the specified names, and print each category as it is added. Optionally, it will print all categories at the end to confirm the addition of all categories.</text:p>
      <text:p text:style-name="P3"><draw:frame draw:style-name="fr1" draw:name="Image4" text:anchor-type="as-char" svg:width="0.25in" svg:height="0.25in" draw:z-index="3"><draw:image xlink:href="Pictures/1000000000000078000000786A9092D263347BDB.png" xlink:type="simple" xlink:show="embed" xlink:actuate="onLoad" draw:mime-type="image/png"/><svg:title>User</svg:title></draw:frame></text:p>
      <text:p text:style-name="Text_20_body">add the following items in 'vehicle services' category fuel,maintenance, spare parts,technician</text:p>
      <text:p text:style-name="Text_20_body">To add the specified items ('fuel', 'maintenance', 'spare parts', 'technician') to the 'vehicle services' category, you first need to ensure that the 'vehicle services' category exists in your database. Then, you can create instances of these items with a foreign key relationship to the 'vehicle services' category. Here's how you can do it:</text:p>
      <text:p text:style-name="P1">python</text:p>
      <text:p text:style-name="Preformatted_20_Text"><text:span text:style-name="Source_20_Text"># Import the necessary models</text:span></text:p>
      <text:p text:style-name="Preformatted_20_Text"><text:span text:style-name="Source_20_Text">from yourapp.models import Category, Item <text:s/># Replace 'yourapp' with the actual name of your Django app</text:span></text:p>
      <text:p text:style-name="Preformatted_20_Text"/>
      <text:p text:style-name="Preformatted_20_Text"><text:span text:style-name="Source_20_Text"># Retrieve the 'vehicle services' category</text:span></text:p>
      <text:p text:style-name="Preformatted_20_Text"><text:span text:style-name="Source_20_Text">vehicle_services_category = Category.objects.get(name='vehicle services')</text:span></text:p>
      <text:p text:style-name="Preformatted_20_Text"/>
      <text:p text:style-name="Preformatted_20_Text"><text:span text:style-name="Source_20_Text"># List of items to add</text:span></text:p>
      <text:p text:style-name="Preformatted_20_Text"><text:span text:style-name="Source_20_Text">items_to_add = [</text:span></text:p>
      <text:p text:style-name="Preformatted_20_Text"><text:span text:style-name="Source_20_Text"><text:s text:c="4"/>'fuel',</text:span></text:p>
      <text:p text:style-name="Preformatted_20_Text"><text:span text:style-name="Source_20_Text"><text:s text:c="4"/>'maintenance',</text:span></text:p>
      <text:p text:style-name="Preformatted_20_Text"><text:span text:style-name="Source_20_Text"><text:s text:c="4"/>'spare parts',</text:span></text:p>
      <text:p text:style-name="Preformatted_20_Text"><text:span text:style-name="Source_20_Text"><text:s text:c="4"/>'technician'</text:span></text:p>
      <text:p text:style-name="Preformatted_20_Text"><text:span text:style-name="Source_20_Text">]</text:span></text:p>
      <text:p text:style-name="Preformatted_20_Text"/>
      <text:p text:style-name="Preformatted_20_Text"><text:span text:style-name="Source_20_Text"># Loop through the list and create Item instances for each</text:span></text:p>
      <text:p text:style-name="Preformatted_20_Text"><text:soft-page-break/><text:span text:style-name="Source_20_Text">for item_name in items_to_add:</text:span></text:p>
      <text:p text:style-name="Preformatted_20_Text"><text:span text:style-name="Source_20_Text"><text:s text:c="4"/>item = Item.objects.create(name=item_name, category=vehicle_services_category)</text:span></text:p>
      <text:p text:style-name="Preformatted_20_Text"><text:span text:style-name="Source_20_Text"><text:s text:c="4"/>print(f"Added item '{item_name}' to category '{vehicle_services_category.name}'")</text:span></text:p>
      <text:p text:style-name="Preformatted_20_Text"/>
      <text:p text:style-name="Preformatted_20_Text"><text:span text:style-name="Source_20_Text"># Optionally, print all items in the 'vehicle services' category to confirm</text:span></text:p>
      <text:p text:style-name="Preformatted_20_Text"><text:span text:style-name="Source_20_Text">print(f"All items in '{vehicle_services_category.name}' category:")</text:span></text:p>
      <text:p text:style-name="Preformatted_20_Text"><text:span text:style-name="Source_20_Text">for item in vehicle_services_category.item_set.all():</text:span></text:p>
      <text:p text:style-name="P1"><text:span text:style-name="Source_20_Text"><text:s text:c="4"/>print(item)</text:span></text:p>
      <text:p text:style-name="Text_20_body">Replace <text:span text:style-name="Source_20_Text">'yourapp'</text:span> with the actual name of your Django app where the <text:span text:style-name="Source_20_Text">Category</text:span> and <text:span text:style-name="Source_20_Text">Item</text:span> models are defined. This script assumes that you have a model named <text:span text:style-name="Source_20_Text">Item</text:span> that has a foreign key relationship with the <text:span text:style-name="Source_20_Text">Category</text:span> model (assuming each item belongs to a single category). Adjust the import statements and model relationships as per your actual implementation.</text:p>
      <text:p text:style-name="P3"><draw:frame draw:style-name="fr1" draw:name="Image5" text:anchor-type="as-char" svg:width="0.25in" svg:height="0.25in" draw:z-index="4"><draw:image xlink:href="Pictures/1000000000000078000000786A9092D263347BDB.png" xlink:type="simple" xlink:show="embed" xlink:actuate="onLoad" draw:mime-type="image/png"/><svg:title>User</svg:title></draw:frame></text:p>
      <text:p text:style-name="Text_20_body">add the folowing items to food stock category beans, maize, rice, cooking oil, others</text:p>
      <text:p text:style-name="Text_20_body">To add the specified items ('beans', 'maize', 'rice', 'cooking oil', 'others') to the 'food stock' category, you'll follow a similar process as before. First, ensure the 'food stock' category exists in your database. Then, create instances of these items with a foreign key relationship to the 'food stock' category. Here's how you can do it:</text:p>
      <text:p text:style-name="P1">python</text:p>
      <text:p text:style-name="Preformatted_20_Text"><text:span text:style-name="Source_20_Text"># Import the necessary models</text:span></text:p>
      <text:p text:style-name="Preformatted_20_Text"><text:span text:style-name="Source_20_Text">from yourapp.models import Category, Item <text:s/># Replace 'yourapp' with the actual name of your Django app</text:span></text:p>
      <text:p text:style-name="Preformatted_20_Text"/>
      <text:p text:style-name="Preformatted_20_Text"><text:span text:style-name="Source_20_Text"># Retrieve the 'food stock' category</text:span></text:p>
      <text:p text:style-name="Preformatted_20_Text"><text:span text:style-name="Source_20_Text">food_stock_category = Category.objects.get(name='food stock')</text:span></text:p>
      <text:p text:style-name="Preformatted_20_Text"/>
      <text:p text:style-name="Preformatted_20_Text"><text:span text:style-name="Source_20_Text"># List of items to add</text:span></text:p>
      <text:p text:style-name="Preformatted_20_Text"><text:span text:style-name="Source_20_Text">items_to_add = [</text:span></text:p>
      <text:p text:style-name="Preformatted_20_Text"><text:span text:style-name="Source_20_Text"><text:s text:c="4"/>'beans',</text:span></text:p>
      <text:p text:style-name="Preformatted_20_Text"><text:span text:style-name="Source_20_Text"><text:s text:c="4"/>'maize',</text:span></text:p>
      <text:p text:style-name="Preformatted_20_Text"><text:span text:style-name="Source_20_Text"><text:s text:c="4"/>'rice',</text:span></text:p>
      <text:p text:style-name="Preformatted_20_Text"><text:span text:style-name="Source_20_Text"><text:s text:c="4"/>'cooking oil',</text:span></text:p>
      <text:p text:style-name="Preformatted_20_Text"><text:span text:style-name="Source_20_Text"><text:s text:c="4"/>'others'</text:span></text:p>
      <text:p text:style-name="Preformatted_20_Text"><text:span text:style-name="Source_20_Text">]</text:span></text:p>
      <text:p text:style-name="Preformatted_20_Text"/>
      <text:p text:style-name="Preformatted_20_Text"><text:span text:style-name="Source_20_Text"># Loop through the list and create Item instances for each</text:span></text:p>
      <text:p text:style-name="Preformatted_20_Text"><text:span text:style-name="Source_20_Text">for item_name in items_to_add:</text:span></text:p>
      <text:p text:style-name="Preformatted_20_Text"><text:span text:style-name="Source_20_Text"><text:s text:c="4"/>item = Item.objects.create(name=item_name, category=food_stock_category)</text:span></text:p>
      <text:p text:style-name="Preformatted_20_Text"><text:span text:style-name="Source_20_Text"><text:s text:c="4"/>print(f"Added item '{item_name}' to category '{food_stock_category.name}'")</text:span></text:p>
      <text:p text:style-name="Preformatted_20_Text"/>
      <text:p text:style-name="Preformatted_20_Text"><text:span text:style-name="Source_20_Text"># Optionally, print all items in the 'food stock' category to confirm</text:span></text:p>
      <text:p text:style-name="Preformatted_20_Text"><text:span text:style-name="Source_20_Text">print(f"All items in '{food_stock_category.name}' category:")</text:span></text:p>
      <text:p text:style-name="Preformatted_20_Text"><text:span text:style-name="Source_20_Text">for item in food_stock_category.item_set.all():</text:span></text:p>
      <text:p text:style-name="P1"><text:span text:style-name="Source_20_Text"><text:s text:c="4"/>print(item)</text:span></text:p>
      <text:p text:style-name="Text_20_body">Replace <text:span text:style-name="Source_20_Text">'yourapp'</text:span> with the actual name of your Django app where the <text:span text:style-name="Source_20_Text">Category</text:span> and <text:span text:style-name="Source_20_Text">Item</text:span> models are defined. Adjust the import statements and model relationships as per your actual implementation.</text:p>
      <text:p text:style-name="P3"><text:soft-page-break/><draw:frame draw:style-name="fr1" draw:name="Image6" text:anchor-type="as-char" svg:width="0.25in" svg:height="0.25in" draw:z-index="5"><draw:image xlink:href="Pictures/1000000000000078000000786A9092D263347BDB.png" xlink:type="simple" xlink:show="embed" xlink:actuate="onLoad" draw:mime-type="image/png"/><svg:title>User</svg:title></draw:frame></text:p>
      <text:p text:style-name="Text_20_body">add the following atems to buildings category construction, repairing, others</text:p>
      <text:p text:style-name="Text_20_body">To add the specified items ('construction', 'repairing', 'others') to the 'buildings' category, you'll use a similar process as before. First, ensure the 'buildings' category exists in your database. Then, create instances of these items with a foreign key relationship to the 'buildings' category. Here's how you can do it:</text:p>
      <text:p text:style-name="P1">python</text:p>
      <text:p text:style-name="Preformatted_20_Text"><text:span text:style-name="Source_20_Text"># Import the necessary models</text:span></text:p>
      <text:p text:style-name="Preformatted_20_Text"><text:span text:style-name="Source_20_Text">from yourapp.models import Category, Item <text:s/># Replace 'yourapp' with the actual name of your Django app</text:span></text:p>
      <text:p text:style-name="Preformatted_20_Text"/>
      <text:p text:style-name="Preformatted_20_Text"><text:span text:style-name="Source_20_Text"># Retrieve the 'buildings' category</text:span></text:p>
      <text:p text:style-name="Preformatted_20_Text"><text:span text:style-name="Source_20_Text">buildings_category = Category.objects.get(name='buildings')</text:span></text:p>
      <text:p text:style-name="Preformatted_20_Text"/>
      <text:p text:style-name="Preformatted_20_Text"><text:span text:style-name="Source_20_Text"># List of items to add</text:span></text:p>
      <text:p text:style-name="Preformatted_20_Text"><text:span text:style-name="Source_20_Text">items_to_add = [</text:span></text:p>
      <text:p text:style-name="Preformatted_20_Text"><text:span text:style-name="Source_20_Text"><text:s text:c="4"/>'construction',</text:span></text:p>
      <text:p text:style-name="Preformatted_20_Text"><text:span text:style-name="Source_20_Text"><text:s text:c="4"/>'repairing',</text:span></text:p>
      <text:p text:style-name="Preformatted_20_Text"><text:span text:style-name="Source_20_Text"><text:s text:c="4"/>'others'</text:span></text:p>
      <text:p text:style-name="Preformatted_20_Text"><text:span text:style-name="Source_20_Text">]</text:span></text:p>
      <text:p text:style-name="Preformatted_20_Text"/>
      <text:p text:style-name="Preformatted_20_Text"><text:span text:style-name="Source_20_Text"># Loop through the list and create Item instances for each</text:span></text:p>
      <text:p text:style-name="Preformatted_20_Text"><text:span text:style-name="Source_20_Text">for item_name in items_to_add:</text:span></text:p>
      <text:p text:style-name="Preformatted_20_Text"><text:span text:style-name="Source_20_Text"><text:s text:c="4"/>item = Item.objects.create(name=item_name, category=buildings_category)</text:span></text:p>
      <text:p text:style-name="Preformatted_20_Text"><text:span text:style-name="Source_20_Text"><text:s text:c="4"/>print(f"Added item '{item_name}' to category '{buildings_category.name}'")</text:span></text:p>
      <text:p text:style-name="Preformatted_20_Text"/>
      <text:p text:style-name="Preformatted_20_Text"><text:span text:style-name="Source_20_Text"># Optionally, print all items in the 'buildings' category to confirm</text:span></text:p>
      <text:p text:style-name="Preformatted_20_Text"><text:span text:style-name="Source_20_Text">print(f"All items in '{buildings_category.name}' category:")</text:span></text:p>
      <text:p text:style-name="Preformatted_20_Text"><text:span text:style-name="Source_20_Text">for item in buildings_category.item_set.all():</text:span></text:p>
      <text:p text:style-name="P1"><text:span text:style-name="Source_20_Text"><text:s text:c="4"/>print(item)</text:span></text:p>
      <text:p text:style-name="Text_20_body">Replace <text:span text:style-name="Source_20_Text">'yourapp'</text:span> with the actual name of your Django app where the <text:span text:style-name="Source_20_Text">Category</text:span> and <text:span text:style-name="Source_20_Text">Item</text:span> models are defined. Adjust the import statements and model relationships as per your actual implementation.</text:p>
      <text:p text:style-name="P3"><draw:frame draw:style-name="fr1" draw:name="Image7" text:anchor-type="as-char" svg:width="0.25in" svg:height="0.25in" draw:z-index="6"><draw:image xlink:href="Pictures/1000000000000078000000786A9092D263347BDB.png" xlink:type="simple" xlink:show="embed" xlink:actuate="onLoad" draw:mime-type="image/png"/><svg:title>User</svg:title></draw:frame></text:p>
      <text:p text:style-name="Text_20_body">add the following items to uniform category purchase, tender, tailor, others</text:p>
      <text:p text:style-name="Text_20_body">To add the specified items ('purchase', 'tender', 'tailor', 'others') to the 'uniform' category, you'll follow the same approach as before. First, ensure the 'uniform' category exists in your database. Then, create instances of these items with a foreign key relationship to the 'uniform' category. Here's how you can do it:</text:p>
      <text:p text:style-name="P1">python</text:p>
      <text:p text:style-name="Preformatted_20_Text"><text:span text:style-name="Source_20_Text"># Import the necessary models</text:span></text:p>
      <text:p text:style-name="Preformatted_20_Text"><text:span text:style-name="Source_20_Text">from yourapp.models import Category, Item <text:s/># Replace 'yourapp' with the actual name of your Django app</text:span></text:p>
      <text:p text:style-name="Preformatted_20_Text"/>
      <text:p text:style-name="Preformatted_20_Text"><text:span text:style-name="Source_20_Text"># Retrieve the 'uniform' category</text:span></text:p>
      <text:p text:style-name="Preformatted_20_Text"><text:span text:style-name="Source_20_Text">uniform_category = Category.objects.get(name='uniform')</text:span></text:p>
      <text:p text:style-name="Preformatted_20_Text"><text:soft-page-break/></text:p>
      <text:p text:style-name="Preformatted_20_Text"><text:span text:style-name="Source_20_Text"># List of items to add</text:span></text:p>
      <text:p text:style-name="Preformatted_20_Text"><text:span text:style-name="Source_20_Text">items_to_add = [</text:span></text:p>
      <text:p text:style-name="Preformatted_20_Text"><text:span text:style-name="Source_20_Text"><text:s text:c="4"/>'purchase',</text:span></text:p>
      <text:p text:style-name="Preformatted_20_Text"><text:span text:style-name="Source_20_Text"><text:s text:c="4"/>'tender',</text:span></text:p>
      <text:p text:style-name="Preformatted_20_Text"><text:span text:style-name="Source_20_Text"><text:s text:c="4"/>'tailor',</text:span></text:p>
      <text:p text:style-name="Preformatted_20_Text"><text:span text:style-name="Source_20_Text"><text:s text:c="4"/>'others'</text:span></text:p>
      <text:p text:style-name="Preformatted_20_Text"><text:span text:style-name="Source_20_Text">]</text:span></text:p>
      <text:p text:style-name="Preformatted_20_Text"/>
      <text:p text:style-name="Preformatted_20_Text"><text:span text:style-name="Source_20_Text"># Loop through the list and create Item instances for each</text:span></text:p>
      <text:p text:style-name="Preformatted_20_Text"><text:span text:style-name="Source_20_Text">for item_name in items_to_add:</text:span></text:p>
      <text:p text:style-name="Preformatted_20_Text"><text:span text:style-name="Source_20_Text"><text:s text:c="4"/>item = Item.objects.create(name=item_name, category=uniform_category)</text:span></text:p>
      <text:p text:style-name="Preformatted_20_Text"><text:span text:style-name="Source_20_Text"><text:s text:c="4"/>print(f"Added item '{item_name}' to category '{uniform_category.name}'")</text:span></text:p>
      <text:p text:style-name="Preformatted_20_Text"/>
      <text:p text:style-name="Preformatted_20_Text"><text:span text:style-name="Source_20_Text"># Optionally, print all items in the 'uniform' category to confirm</text:span></text:p>
      <text:p text:style-name="Preformatted_20_Text"><text:span text:style-name="Source_20_Text">print(f"All items in '{uniform_category.name}' category:")</text:span></text:p>
      <text:p text:style-name="Preformatted_20_Text"><text:span text:style-name="Source_20_Text">for item in uniform_category.item_set.all():</text:span></text:p>
      <text:p text:style-name="P1"><text:span text:style-name="Source_20_Text"><text:s text:c="4"/>print(item)</text:span></text:p>
      <text:p text:style-name="Text_20_body">Replace <text:span text:style-name="Source_20_Text">'yourapp'</text:span> with the actual name of your Django app where the <text:span text:style-name="Source_20_Text">Category</text:span> and <text:span text:style-name="Source_20_Text">Item</text:span> models are defined. Adjust the import statements and model relationships as per your actual implementation.</text:p>
      <text:p text:style-name="P3"><draw:frame draw:style-name="fr1" draw:name="Image8" text:anchor-type="as-char" svg:width="0.25in" svg:height="0.25in" draw:z-index="7"><draw:image xlink:href="Pictures/1000000000000078000000786A9092D263347BDB.png" xlink:type="simple" xlink:show="embed" xlink:actuate="onLoad" draw:mime-type="image/png"/><svg:title>User</svg:title></draw:frame></text:p>
      <text:p text:style-name="Text_20_body">add 'local transport' item to marketing category</text:p>
      <text:p text:style-name="Text_20_body">To add the 'local transport' item to the 'marketing' category, you'll follow a similar process. First, ensure the 'marketing' category exists in your database. Then, create an instance of the 'local transport' item with a foreign key relationship to the 'marketing' category. Here's how you can do it:</text:p>
      <text:p text:style-name="P1">python</text:p>
      <text:p text:style-name="Preformatted_20_Text"><text:span text:style-name="Source_20_Text"># Import the necessary models</text:span></text:p>
      <text:p text:style-name="Preformatted_20_Text"><text:span text:style-name="Source_20_Text">from yourapp.models import Category, Item <text:s/># Replace 'yourapp' with the actual name of your Django app</text:span></text:p>
      <text:p text:style-name="Preformatted_20_Text"/>
      <text:p text:style-name="Preformatted_20_Text"><text:span text:style-name="Source_20_Text"># Retrieve the 'marketing' category</text:span></text:p>
      <text:p text:style-name="Preformatted_20_Text"><text:span text:style-name="Source_20_Text">marketing_category = Category.objects.get(name='marketing')</text:span></text:p>
      <text:p text:style-name="Preformatted_20_Text"/>
      <text:p text:style-name="Preformatted_20_Text"><text:span text:style-name="Source_20_Text"># Create the 'local transport' item under the 'marketing' category</text:span></text:p>
      <text:p text:style-name="Preformatted_20_Text"><text:span text:style-name="Source_20_Text">local_transport_item = Item.objects.create(name='local transport', category=marketing_category)</text:span></text:p>
      <text:p text:style-name="Preformatted_20_Text"><text:span text:style-name="Source_20_Text">print(f"Added item 'local transport' to category '{marketing_category.name}'")</text:span></text:p>
      <text:p text:style-name="Preformatted_20_Text"/>
      <text:p text:style-name="Preformatted_20_Text"><text:span text:style-name="Source_20_Text"># Optionally, print all items in the 'marketing' category to confirm</text:span></text:p>
      <text:p text:style-name="Preformatted_20_Text"><text:span text:style-name="Source_20_Text">print(f"All items in '{marketing_category.name}' category:")</text:span></text:p>
      <text:p text:style-name="Preformatted_20_Text"><text:span text:style-name="Source_20_Text">for item in marketing_category.item_set.all():</text:span></text:p>
      <text:p text:style-name="P1"><text:span text:style-name="Source_20_Text"><text:s text:c="4"/>print(item)</text:span></text:p>
      <text:p text:style-name="Text_20_body">Replace <text:span text:style-name="Source_20_Text">'yourapp'</text:span> with the actual name of your Django app where the <text:span text:style-name="Source_20_Text">Category</text:span> and <text:span text:style-name="Source_20_Text">Item</text:span> models are defined. Adjust the import statements and model relationships as per your actual implementation.</text:p>
      <text:p text:style-name="P3"><draw:frame draw:style-name="fr1" draw:name="Image9" text:anchor-type="as-char" svg:width="0.25in" svg:height="0.25in" draw:z-index="8"><draw:image xlink:href="Pictures/1000000000000078000000786A9092D263347BDB.png" xlink:type="simple" xlink:show="embed" xlink:actuate="onLoad" draw:mime-type="image/png"/><svg:title>User</svg:title></draw:frame></text:p>
      <text:p text:style-name="Text_20_body"><text:soft-page-break/>add the following items to furniture category desks, tables, chairs, others1, others2, others3</text:p>
      <text:p text:style-name="Text_20_body">To add the specified items ('desks', 'tables', 'chairs', 'others1', 'others2', 'others3') to the 'furniture' category, you'll follow the same process as before. First, ensure the 'furniture' category exists in your database. Then, create instances of these items with a foreign key relationship to the 'furniture' category. Here's how you can do it:</text:p>
      <text:p text:style-name="P1">python</text:p>
      <text:p text:style-name="Preformatted_20_Text"><text:span text:style-name="Source_20_Text"># Import the necessary models</text:span></text:p>
      <text:p text:style-name="Preformatted_20_Text"><text:span text:style-name="Source_20_Text">from yourapp.models import Category, Item <text:s/># Replace 'yourapp' with the actual name of your Django app</text:span></text:p>
      <text:p text:style-name="Preformatted_20_Text"/>
      <text:p text:style-name="Preformatted_20_Text"><text:span text:style-name="Source_20_Text"># Retrieve the 'furniture' category</text:span></text:p>
      <text:p text:style-name="Preformatted_20_Text"><text:span text:style-name="Source_20_Text">furniture_category = Category.objects.get(name='furniture')</text:span></text:p>
      <text:p text:style-name="Preformatted_20_Text"/>
      <text:p text:style-name="Preformatted_20_Text"><text:span text:style-name="Source_20_Text"># List of items to add</text:span></text:p>
      <text:p text:style-name="Preformatted_20_Text"><text:span text:style-name="Source_20_Text">items_to_add = [</text:span></text:p>
      <text:p text:style-name="Preformatted_20_Text"><text:span text:style-name="Source_20_Text"><text:s text:c="4"/>'desks',</text:span></text:p>
      <text:p text:style-name="Preformatted_20_Text"><text:span text:style-name="Source_20_Text"><text:s text:c="4"/>'tables',</text:span></text:p>
      <text:p text:style-name="Preformatted_20_Text"><text:span text:style-name="Source_20_Text"><text:s text:c="4"/>'chairs',</text:span></text:p>
      <text:p text:style-name="Preformatted_20_Text"><text:span text:style-name="Source_20_Text"><text:s text:c="4"/>'others1',</text:span></text:p>
      <text:p text:style-name="Preformatted_20_Text"><text:span text:style-name="Source_20_Text"><text:s text:c="4"/>'others2',</text:span></text:p>
      <text:p text:style-name="Preformatted_20_Text"><text:span text:style-name="Source_20_Text"><text:s text:c="4"/>'others3'</text:span></text:p>
      <text:p text:style-name="Preformatted_20_Text"><text:span text:style-name="Source_20_Text">]</text:span></text:p>
      <text:p text:style-name="Preformatted_20_Text"/>
      <text:p text:style-name="Preformatted_20_Text"><text:span text:style-name="Source_20_Text"># Loop through the list and create Item instances for each</text:span></text:p>
      <text:p text:style-name="Preformatted_20_Text"><text:span text:style-name="Source_20_Text">for item_name in items_to_add:</text:span></text:p>
      <text:p text:style-name="Preformatted_20_Text"><text:span text:style-name="Source_20_Text"><text:s text:c="4"/>item = Item.objects.create(name=item_name, category=furniture_category)</text:span></text:p>
      <text:p text:style-name="Preformatted_20_Text"><text:span text:style-name="Source_20_Text"><text:s text:c="4"/>print(f"Added item '{item_name}' to category '{furniture_category.name}'")</text:span></text:p>
      <text:p text:style-name="Preformatted_20_Text"/>
      <text:p text:style-name="Preformatted_20_Text"><text:span text:style-name="Source_20_Text"># Optionally, print all items in the 'furniture' category to confirm</text:span></text:p>
      <text:p text:style-name="Preformatted_20_Text"><text:span text:style-name="Source_20_Text">print(f"All items in '{furniture_category.name}' category:")</text:span></text:p>
      <text:p text:style-name="Preformatted_20_Text"><text:span text:style-name="Source_20_Text">for item in furniture_category.item_set.all():</text:span></text:p>
      <text:p text:style-name="P1"><text:span text:style-name="Source_20_Text"><text:s text:c="4"/>print(item)</text:span></text:p>
      <text:p text:style-name="Text_20_body">Replace <text:span text:style-name="Source_20_Text">'yourapp'</text:span> with the actual name of your Django app where the <text:span text:style-name="Source_20_Text">Category</text:span> and <text:span text:style-name="Source_20_Text">Item</text:span> models are defined. Adjust the import statements and model relationships as per your actual implementation.</text:p>
      <text:p text:style-name="Text_20_body"><text:bookmark text:name="prompt-textarea"/><draw:control text:anchor-type="as-char" draw:z-index="9" draw:name="Shape1" draw:style-name="gr1" draw:text-style-name="P6" svg:width="1.813in" svg:height="0.5421in" draw:control="control1"/></text:p>
      <text:p text:style-name="P3">ChatGPT can make mistakes. Consider checking important informati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00:21:43.936119086</meta:creation-date>
    <dc:date>2024-03-23T00:22:51.420480802</dc:date>
    <meta:editing-duration>PT1M10S</meta:editing-duration>
    <meta:editing-cycles>1</meta:editing-cycles>
    <meta:document-statistic meta:table-count="0" meta:image-count="9" meta:object-count="0" meta:page-count="6" meta:paragraph-count="185" meta:word-count="1567" meta:character-count="11279" meta:non-whitespace-character-count="9694"/>
    <meta:generator>LibreOffice/7.3.7.2$Linux_X86_64 LibreOffice_project/30$Build-2</meta:generator>
  </office:meta>
</office:document-meta>
</file>